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id="id2" draw:layer="layout" svg:width="3.5cm" svg:height="1.5cm" svg:x="1.5cm" svg:y="1.5cm">
          <text:p text:style-name="P1"><text:span text:style-name="T1">Kamera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5cm" svg:height="1.5cm" svg:x="5.5cm" svg:y="1.5cm">
          <text:p text:style-name="P1"><text:span text:style-name="T1">Gabellichtschranke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3.5cm" svg:height="1.5cm" svg:x="12cm" svg:y="1.5cm">
          <text:p text:style-name="P2"><text:span text:style-name="T1">Akku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8" draw:layer="layout" svg:width="3.5cm" svg:height="1.5cm" svg:x="16cm" svg:y="1.5cm">
          <text:p text:style-name="P2"><text:span text:style-name="T1">Staubbeutel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3cm" svg:height="2cm" svg:x="1.767cm" svg:y="4.5cm">
          <text:p text:style-name="P2"><text:span text:style-name="T1">Winkel + </text:span></text:p>
          <text:p text:style-name="P2"><text:span text:style-name="T1">Distan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5" draw:layer="layout" svg:width="3cm" svg:height="2cm" svg:x="6.5cm" svg:y="4.5cm">
          <text:p text:style-name="P1"><text:span text:style-name="T1">Distan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7" draw:layer="layout" svg:width="3cm" svg:height="2cm" svg:x="12.287cm" svg:y="4.5cm">
          <text:p text:style-name="P2"><text:span text:style-name="T1">Restlaufzei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" draw:layer="layout" svg:width="3cm" svg:height="2cm" svg:x="16.248cm" svg:y="4.5cm">
          <text:p text:style-name="P2"><text:span text:style-name="T1">Füllsta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svg:x1="19.248cm" svg:y1="5.5cm" svg:x2="19.248cm" svg:y2="5.5cm" draw:start-shape="id1" draw:start-glue-point="1" draw:end-shape="id1" draw:end-glue-point="1" svg:d="m19248 5500">
          <text:p/>
        </draw:connector>
        <draw:connector draw:style-name="gr2" draw:text-style-name="P2" draw:layer="layout" draw:type="lines" svg:x1="3.25cm" svg:y1="3cm" svg:x2="3.267cm" svg:y2="4.5cm" draw:start-shape="id2" draw:end-shape="id3" draw:end-glue-point="0" svg:d="m3250 3000v501l17 498v501">
          <text:p/>
        </draw:connector>
        <draw:connector draw:style-name="gr2" draw:text-style-name="P2" draw:layer="layout" draw:type="lines" svg:x1="8cm" svg:y1="3cm" svg:x2="8cm" svg:y2="4.5cm" draw:start-shape="id4" draw:end-shape="id5" svg:d="m8000 3000v501 498 501">
          <text:p/>
        </draw:connector>
        <draw:connector draw:style-name="gr2" draw:text-style-name="P2" draw:layer="layout" draw:type="lines" svg:x1="13.75cm" svg:y1="3cm" svg:x2="13.787cm" svg:y2="4.5cm" draw:start-shape="id6" draw:end-shape="id7" draw:end-glue-point="0" svg:d="m13750 3000v501l37 498v501">
          <text:p/>
        </draw:connector>
        <draw:connector draw:style-name="gr2" draw:text-style-name="P2" draw:layer="layout" draw:type="lines" svg:x1="17.75cm" svg:y1="3cm" svg:x2="17.748cm" svg:y2="4.5cm" draw:start-shape="id8" draw:end-shape="id1" draw:end-glue-point="0" svg:d="m17750 3000v501l-2 498v501">
          <text:p/>
        </draw:connector>
        <draw:custom-shape draw:style-name="gr1" draw:text-style-name="P1" draw:id="id9" draw:layer="layout" svg:width="3cm" svg:height="2cm" svg:x="4cm" svg:y="7.5cm">
          <text:p text:style-name="P1"><text:span text:style-name="T1">Positions-</text:span></text:p>
          <text:p text:style-name="P1"><text:span text:style-name="T1">erkennun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id="id10" draw:layer="layout" svg:width="3cm" svg:height="2cm" svg:x="4cm" svg:y="10.5cm">
          <text:p text:style-name="P2"><text:span text:style-name="T1">Erweiterung</text:span></text:p>
          <text:p text:style-name="P2"><text:span text:style-name="T1">der</text:span></text:p>
          <text:p text:style-name="P2"><text:span text:style-name="T1">Kar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line" svg:x1="6.939cm" svg:y1="6.207cm" svg:x2="6.561cm" svg:y2="7.793cm" draw:start-shape="id5" draw:start-glue-point="7" draw:end-shape="id9" draw:end-glue-point="11" svg:d="m6939 6207-378 1586">
          <text:p/>
        </draw:connector>
        <draw:connector draw:style-name="gr2" draw:text-style-name="P2" draw:layer="layout" draw:type="line" svg:x1="4.328cm" svg:y1="6.207cm" svg:x2="4.439cm" svg:y2="7.793cm" draw:start-shape="id3" draw:start-glue-point="9" draw:end-shape="id9" draw:end-glue-point="5" svg:d="m4328 6207 111 1586">
          <text:p/>
        </draw:connector>
        <draw:connector draw:style-name="gr2" draw:text-style-name="P2" draw:layer="layout" draw:type="line" svg:x1="5.5cm" svg:y1="9.5cm" svg:x2="5.5cm" svg:y2="10.5cm" draw:start-shape="id9" draw:end-shape="id10" svg:d="m5500 9500v10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grimm </meta:initial-creator>
    <meta:creation-date>2011-04-26T20:35:21</meta:creation-date>
    <dc:date>2011-04-26T22:24:23</dc:date>
    <dc:creator>grimm </dc:creator>
    <meta:editing-duration>PT00H18M49S</meta:editing-duration>
    <meta:editing-cycles>2</meta:editing-cycles>
    <meta:generator>OpenOffice.org/3.2$Unix OpenOffice.org_project/320m19$Build-9505</meta:generator>
    <meta:document-statistic meta:object-count="18"/>
  </office:meta>
</office:document-meta>
</file>